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fo:language="de" fo:country="DE"/>
    </style:style>
    <style:style style:name="P2" style:family="paragraph" style:parent-style-name="Text_20_body" style:list-style-name="L1">
      <style:paragraph-properties fo:margin-top="0in" fo:margin-bottom="0in" style:contextual-spacing="false"/>
      <style:text-properties fo:language="de" fo:country="DE"/>
    </style:style>
    <style:style style:name="P3" style:family="paragraph" style:parent-style-name="Text_20_body" style:list-style-name="L1">
      <style:text-properties fo:language="de" fo:country="DE"/>
    </style:style>
    <style:style style:name="P4" style:family="paragraph" style:parent-style-name="Horizontal_20_Line">
      <style:text-properties fo:language="de" fo:country="DE"/>
    </style:style>
    <style:style style:name="P5" style:family="paragraph" style:parent-style-name="Text_20_body" style:list-style-name="L2">
      <style:paragraph-properties fo:margin-top="0in" fo:margin-bottom="0in" style:contextual-spacing="false"/>
      <style:text-properties fo:language="de" fo:country="DE"/>
    </style:style>
    <style:style style:name="P6" style:family="paragraph" style:parent-style-name="Text_20_body" style:list-style-name="L2">
      <style:text-properties fo:language="de" fo:country="DE"/>
    </style:style>
    <style:style style:name="P7" style:family="paragraph" style:parent-style-name="Text_20_body" style:list-style-name="L3">
      <style:paragraph-properties fo:margin-top="0in" fo:margin-bottom="0in" style:contextual-spacing="false"/>
      <style:text-properties fo:language="de" fo:country="DE"/>
    </style:style>
    <style:style style:name="P8" style:family="paragraph" style:parent-style-name="Text_20_body" style:list-style-name="L3">
      <style:text-properties fo:language="de" fo:country="DE"/>
    </style:style>
    <style:style style:name="P9" style:family="paragraph" style:parent-style-name="Text_20_body" style:list-style-name="L4">
      <style:paragraph-properties fo:margin-top="0in" fo:margin-bottom="0in" style:contextual-spacing="false"/>
      <style:text-properties fo:language="de" fo:country="DE"/>
    </style:style>
    <style:style style:name="P10" style:family="paragraph" style:parent-style-name="Text_20_body" style:list-style-name="L4">
      <style:text-properties fo:language="de" fo:country="DE"/>
    </style:style>
    <style:style style:name="P11" style:family="paragraph" style:parent-style-name="Text_20_body" style:list-style-name="L5">
      <style:paragraph-properties fo:margin-top="0in" fo:margin-bottom="0in" style:contextual-spacing="false"/>
      <style:text-properties fo:language="de" fo:country="DE"/>
    </style:style>
    <style:style style:name="P12" style:family="paragraph" style:parent-style-name="Text_20_body" style:list-style-name="L5">
      <style:text-properties fo:language="de" fo:country="DE"/>
    </style:style>
    <style:style style:name="P13" style:family="paragraph" style:parent-style-name="Text_20_body" style:list-style-name="L6">
      <style:paragraph-properties fo:margin-top="0in" fo:margin-bottom="0in" style:contextual-spacing="false"/>
      <style:text-properties fo:language="de" fo:country="DE"/>
    </style:style>
    <style:style style:name="P14" style:family="paragraph" style:parent-style-name="Text_20_body" style:list-style-name="L6">
      <style:text-properties fo:language="de" fo:country="DE"/>
    </style:style>
    <style:style style:name="P15" style:family="paragraph" style:parent-style-name="Text_20_body" style:list-style-name="L7">
      <style:paragraph-properties fo:margin-top="0in" fo:margin-bottom="0in" style:contextual-spacing="false"/>
      <style:text-properties fo:language="de" fo:country="DE"/>
    </style:style>
    <style:style style:name="P16" style:family="paragraph" style:parent-style-name="Text_20_body" style:list-style-name="L7">
      <style:text-properties fo:language="de" fo:country="DE"/>
    </style:style>
    <style:style style:name="P17" style:family="paragraph" style:parent-style-name="Text_20_body" style:list-style-name="L8">
      <style:paragraph-properties fo:margin-top="0in" fo:margin-bottom="0in" style:contextual-spacing="false"/>
      <style:text-properties fo:language="de" fo:country="DE"/>
    </style:style>
    <style:style style:name="P18" style:family="paragraph" style:parent-style-name="Text_20_body" style:list-style-name="L8">
      <style:text-properties fo:language="de" fo:country="DE"/>
    </style:style>
    <style:style style:name="P19" style:family="paragraph" style:parent-style-name="Text_20_body" style:list-style-name="L9">
      <style:paragraph-properties fo:margin-top="0in" fo:margin-bottom="0in" style:contextual-spacing="false"/>
      <style:text-properties fo:language="de" fo:country="DE"/>
    </style:style>
    <style:style style:name="P20" style:family="paragraph" style:parent-style-name="Text_20_body" style:list-style-name="L9">
      <style:text-properties fo:language="de" fo:country="DE"/>
    </style:style>
    <style:style style:name="P21" style:family="paragraph" style:parent-style-name="Text_20_body" style:list-style-name="L10">
      <style:paragraph-properties fo:margin-top="0in" fo:margin-bottom="0in" style:contextual-spacing="false"/>
      <style:text-properties fo:language="de" fo:country="DE"/>
    </style:style>
    <style:style style:name="P22" style:family="paragraph" style:parent-style-name="Text_20_body" style:list-style-name="L10">
      <style:text-properties fo:language="de" fo:country="DE"/>
    </style:style>
    <style:style style:name="P23" style:family="paragraph" style:parent-style-name="Text_20_body" style:list-style-name="L11">
      <style:paragraph-properties fo:margin-top="0in" fo:margin-bottom="0in" style:contextual-spacing="false"/>
      <style:text-properties fo:language="de" fo:country="DE"/>
    </style:style>
    <style:style style:name="P24" style:family="paragraph" style:parent-style-name="Text_20_body" style:list-style-name="L11">
      <style:text-properties fo:language="de" fo:country="DE"/>
    </style:style>
    <style:style style:name="P25" style:family="paragraph" style:parent-style-name="Text_20_body" style:list-style-name="L12">
      <style:paragraph-properties fo:margin-top="0in" fo:margin-bottom="0in" style:contextual-spacing="false"/>
      <style:text-properties fo:language="de" fo:country="DE"/>
    </style:style>
    <style:style style:name="P26" style:family="paragraph" style:parent-style-name="Text_20_body" style:list-style-name="L12">
      <style:text-properties fo:language="de" fo:country="DE"/>
    </style:style>
    <style:style style:name="P27" style:family="paragraph" style:parent-style-name="Text_20_body" style:list-style-name="L13">
      <style:paragraph-properties fo:margin-top="0in" fo:margin-bottom="0in" style:contextual-spacing="false"/>
      <style:text-properties fo:language="de" fo:country="DE"/>
    </style:style>
    <style:style style:name="P28" style:family="paragraph" style:parent-style-name="Text_20_body" style:list-style-name="L13">
      <style:text-properties fo:language="de" fo:country="DE"/>
    </style:style>
    <style:style style:name="P29" style:family="paragraph" style:parent-style-name="Text_20_body" style:list-style-name="L14">
      <style:paragraph-properties fo:margin-top="0in" fo:margin-bottom="0in" style:contextual-spacing="false"/>
      <style:text-properties fo:language="de" fo:country="DE"/>
    </style:style>
    <style:style style:name="P30" style:family="paragraph" style:parent-style-name="Text_20_body" style:list-style-name="L14">
      <style:text-properties fo:language="de" fo:country="DE"/>
    </style:style>
    <style:style style:name="P31" style:family="paragraph" style:parent-style-name="Text_20_body" style:list-style-name="L15">
      <style:paragraph-properties fo:margin-top="0in" fo:margin-bottom="0in" style:contextual-spacing="false"/>
      <style:text-properties fo:language="de" fo:country="DE"/>
    </style:style>
    <style:style style:name="P32" style:family="paragraph" style:parent-style-name="Text_20_body" style:list-style-name="L15">
      <style:text-properties fo:language="de" fo:country="DE"/>
    </style:style>
    <style:style style:name="P33" style:family="paragraph" style:parent-style-name="Standard">
      <style:text-properties fo:language="de" fo:country="DE"/>
    </style:style>
    <style:style style:name="T1" style:family="text">
      <style:text-properties fo:language="de" fo:country="D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Lernfeld 1: Elektrotechnische Grundlagen</text:span></text:h>
      <text:list text:style-name="L1">
        <text:list-item>
          <text:p text:style-name="P2">Berechne den Widerstand, wenn U=12 VU = 12\,VU=12V und I=2 AI = 2\,AI=2A.</text:p>
        </text:list-item>
        <text:list-item>
          <text:p text:style-name="P2">Zeichne eine Reihenschaltung mit drei Widerständen und berechne den Gesamtwiderstand.</text:p>
        </text:list-item>
        <text:list-item>
          <text:p text:style-name="P2">Berechne die Leistung eines Geräts, das mit 230 V230\,V230V betrieben wird und 10 A10\,A10A zieht.</text:p>
        </text:list-item>
        <text:list-item>
          <text:p text:style-name="P2">Erkläre die Wirkung von Gleichstrom und Wechselstrom.</text:p>
        </text:list-item>
        <text:list-item>
          <text:p text:style-name="P2">Zeichne und berechne eine Parallelschaltung mit drei Widerständen: R1=10 ΩR_1 = 10\,\OmegaR1​=10Ω, R2=20 ΩR_2 = 20\,\OmegaR2​=20Ω, R3=30 ΩR_3 = 30\,\OmegaR3​=30Ω.</text:p>
        </text:list-item>
        <text:list-item>
          <text:p text:style-name="P2">Was passiert, wenn ein Stromkreis unterbrochen ist? Erkläre.</text:p>
        </text:list-item>
        <text:list-item>
          <text:p text:style-name="P2">Bestimme den Strom, wenn P=50 WP = 50\,WP=50W und U=230 VU = 230\,VU=230V.</text:p>
        </text:list-item>
        <text:list-item>
          <text:p text:style-name="P2">Berechne die Spannung an einem Widerstand, wenn R=100 ΩR = 100\,\OmegaR=100Ω und I=0,5 AI = 0,5\,AI=0,5A.</text:p>
        </text:list-item>
        <text:list-item>
          <text:p text:style-name="P2">Erkläre den Unterschied zwischen Spannung, Strom und Widerstand.</text:p>
        </text:list-item>
        <text:list-item>
          <text:p text:style-name="P3">Was ist ein Kurzschluss, und wie wirkt er sich auf den Stromkreis aus?</text:p>
        </text:list-item>
      </text:list>
      <text:p text:style-name="P4"/>
      <text:h text:style-name="Heading_20_3" text:outline-level="3"><text:span text:style-name="Strong_20_Emphasis"><text:span text:style-name="T1">Lernfeld 2: Planung und Organisation von Arbeitsaufgaben</text:span></text:span></text:h>
      <text:list text:style-name="L2">
        <text:list-item>
          <text:p text:style-name="P5">Erstelle einen Arbeitsplan für die Installation einer Steckdose.</text:p>
        </text:list-item>
        <text:list-item>
          <text:p text:style-name="P5">Lies einen einfachen Stromlaufplan und markiere den Hauptstromkreis.</text:p>
        </text:list-item>
        <text:list-item>
          <text:p text:style-name="P5">Welche Materialien benötigst du für eine Wechselschaltung? Stelle eine Liste zusammen.</text:p>
        </text:list-item>
        <text:list-item>
          <text:p text:style-name="P5">Beschreibe die Gefährdungsbeurteilung für Arbeiten an einer Unterverteilung.</text:p>
        </text:list-item>
        <text:list-item>
          <text:p text:style-name="P5">Zeichne einen Zeitplan für die Installation eines Lichtschalters.</text:p>
        </text:list-item>
        <text:list-item>
          <text:p text:style-name="P5">Erstelle eine Materialliste für die Verlegung eines NYM-J 3x1,5 Kabels auf 20 m.</text:p>
        </text:list-item>
        <text:list-item>
          <text:p text:style-name="P5">Welche Werkzeuge benötigst du für die Verdrahtung eines Verteilers?</text:p>
        </text:list-item>
        <text:list-item>
          <text:p text:style-name="P5">Beschreibe die Sicherheitsvorkehrungen für Arbeiten an elektrischen Anlagen.</text:p>
        </text:list-item>
        <text:list-item>
          <text:p text:style-name="P5">Plane die Installation einer Leuchte mit Bewegungsmelder.</text:p>
        </text:list-item>
        <text:list-item>
          <text:p text:style-name="P6">Dokumentiere die Arbeitsschritte bei der Fehlersuche in einer Schaltung.</text:p>
        </text:list-item>
      </text:list>
      <text:p text:style-name="P4"/>
      <text:h text:style-name="Heading_20_3" text:outline-level="3"><text:span text:style-name="Strong_20_Emphasis"><text:span text:style-name="T1">Lernfeld 3: Installieren und Prüfen von Stromkreisen</text:span></text:span></text:h>
      <text:list text:style-name="L3">
        <text:list-item>
          <text:p text:style-name="P7">Miss den Widerstand eines Heizgeräts mit einem Multimeter.</text:p>
        </text:list-item>
        <text:list-item>
          <text:p text:style-name="P7">Prüfe die Funktion eines FI-Schalters (RCD) mit einem Prüfgerät.</text:p>
        </text:list-item>
        <text:list-item>
          <text:p text:style-name="P7">Beschreibe die Durchführung einer Sichtprüfung nach DIN VDE 0100.</text:p>
        </text:list-item>
        <text:list-item>
          <text:p text:style-name="P7">Führe eine Isolationsprüfung an einer Leitung durch.</text:p>
        </text:list-item>
        <text:list-item>
          <text:p text:style-name="P7">Zeichne eine Schutzkontaktsteckdose und beschrifte die Anschlüsse.</text:p>
        </text:list-item>
        <text:list-item>
          <text:p text:style-name="P7">Welche Prüfungen sind vor der Inbetriebnahme eines Stromkreises vorgeschrieben?</text:p>
        </text:list-item>
        <text:list-item>
          <text:p text:style-name="P7">Miss die Spannung zwischen zwei Steckdosenkontakten.</text:p>
        </text:list-item>
        <text:list-item>
          <text:p text:style-name="P7">Erkläre, wie du den Schutzleiter auf Durchgängigkeit prüfst.</text:p>
        </text:list-item>
        <text:list-item>
          <text:p text:style-name="P7">Beschreibe die Vorgehensweise bei der Fehlersuche in einer Lampe.</text:p>
        </text:list-item>
        <text:list-item>
          <text:p text:style-name="P8">Was ist der zulässige Isolationswiderstand für eine 230-V-Anlage?</text:p>
        </text:list-item>
      </text:list>
      <text:p text:style-name="P4"/>
      <text:h text:style-name="Heading_20_3" text:outline-level="3"><text:soft-page-break/><text:span text:style-name="Strong_20_Emphasis"><text:span text:style-name="T1">Lernfeld 4: Steuerungstechnik</text:span></text:span></text:h>
      <text:list text:style-name="L4">
        <text:list-item>
          <text:p text:style-name="P9">Zeichne eine Schützsteuerung mit Selbsthaltung.</text:p>
        </text:list-item>
        <text:list-item>
          <text:p text:style-name="P9">Erkläre den Unterschied zwischen Haupt- und Steuerstromkreis.</text:p>
        </text:list-item>
        <text:list-item>
          <text:p text:style-name="P9">Plane eine Steuerung, bei der eine Lampe leuchtet, wenn zwei Taster gleichzeitig gedrückt werden.</text:p>
        </text:list-item>
        <text:list-item>
          <text:p text:style-name="P9">Zeichne den Anschlussplan für ein Zeitrelais.</text:p>
        </text:list-item>
        <text:list-item>
          <text:p text:style-name="P9">Welche Funktion hat eine Rückfallverzögerung in einer Steuerung?</text:p>
        </text:list-item>
        <text:list-item>
          <text:p text:style-name="P9">Erstelle eine Wahrheitstabelle für eine ODER-Schaltung.</text:p>
        </text:list-item>
        <text:list-item>
          <text:p text:style-name="P9">Beschreibe den Aufbau einer Stern-Dreieck-Schaltung.</text:p>
        </text:list-item>
        <text:list-item>
          <text:p text:style-name="P9">Schließe ein Schütz mit zwei Tastern (Ein/Aus) an.</text:p>
        </text:list-item>
        <text:list-item>
          <text:p text:style-name="P9">Erkläre die Funktion eines thermischen Überlastrelais.</text:p>
        </text:list-item>
        <text:list-item>
          <text:p text:style-name="P10">Was bedeutet der Begriff "Selbsthaltung", und wie funktioniert sie?</text:p>
        </text:list-item>
      </text:list>
      <text:p text:style-name="P4"/>
      <text:h text:style-name="Heading_20_3" text:outline-level="3"><text:span text:style-name="Strong_20_Emphasis"><text:span text:style-name="T1">Lernfeld 5: Elektronische Bauteile und Schaltungen</text:span></text:span></text:h>
      <text:list text:style-name="L5">
        <text:list-item>
          <text:p text:style-name="P11">Berechne den Widerstandswert aus einem Farbcodering: Braun, Schwarz, Rot, Gold.</text:p>
        </text:list-item>
        <text:list-item>
          <text:p text:style-name="P11">Zeichne die Schaltung eines Brückengleichrichters mit vier Dioden.</text:p>
        </text:list-item>
        <text:list-item>
          <text:p text:style-name="P11">Erkläre den Unterschied zwischen NPN- und PNP-Transistoren.</text:p>
        </text:list-item>
        <text:list-item>
          <text:p text:style-name="P11">Beschreibe die Funktion eines Kondensators in einer Glättungsschaltung.</text:p>
        </text:list-item>
        <text:list-item>
          <text:p text:style-name="P11">Welche Aufgaben hat ein Widerstand in einer LED-Schaltung?</text:p>
        </text:list-item>
        <text:list-item>
          <text:p text:style-name="P11">Zeichne die Kennlinie einer Siliziumdiode.</text:p>
        </text:list-item>
        <text:list-item>
          <text:p text:style-name="P11">Welche Spannung liegt an einer Diode im Durchlassbetrieb an?</text:p>
        </text:list-item>
        <text:list-item>
          <text:p text:style-name="P11">Berechne den Ausgangsstrom eines Spannungsteilers.</text:p>
        </text:list-item>
        <text:list-item>
          <text:p text:style-name="P11">Erkläre, wie ein Transistor als Schalter verwendet wird.</text:p>
        </text:list-item>
        <text:list-item>
          <text:p text:style-name="P12">Zeichne eine astabile Multivibratorschaltung mit einem NE555.</text:p>
        </text:list-item>
      </text:list>
      <text:p text:style-name="P4"/>
      <text:h text:style-name="Heading_20_3" text:outline-level="3"><text:span text:style-name="Strong_20_Emphasis"><text:span text:style-name="T1">Lernfeld 6: Installation von Beleuchtungssystemen</text:span></text:span></text:h>
      <text:list text:style-name="L6">
        <text:list-item>
          <text:p text:style-name="P13">Zeichne eine Wechselschaltung für zwei Lampen.</text:p>
        </text:list-item>
        <text:list-item>
          <text:p text:style-name="P13">Berechne den Stromverbrauch einer 60-W-Glühlampe in 10 Stunden.</text:p>
        </text:list-item>
        <text:list-item>
          <text:p text:style-name="P13">Erstelle eine Übersicht der Vor- und Nachteile von LED- und Halogenlampen.</text:p>
        </text:list-item>
        <text:list-item>
          <text:p text:style-name="P13">Plane die Installation eines Bewegungsmelders für eine Außenbeleuchtung.</text:p>
        </text:list-item>
        <text:list-item>
          <text:p text:style-name="P13">Zeichne eine Kreuzschaltung für drei Schalter.</text:p>
        </text:list-item>
        <text:list-item>
          <text:p text:style-name="P13">Was ist der Unterschied zwischen Direkt- und Indirektbeleuchtung?</text:p>
        </text:list-item>
        <text:list-item>
          <text:p text:style-name="P13">Berechne die Lichtausbeute eines 10-W-LED-Strahlers mit 800 Lumen.</text:p>
        </text:list-item>
        <text:list-item>
          <text:p text:style-name="P13">Wie unterscheiden sich dimmbare LEDs von Standard-LEDs?</text:p>
        </text:list-item>
        <text:list-item>
          <text:p text:style-name="P13">Plane die Installation einer Notbeleuchtung.</text:p>
        </text:list-item>
        <text:list-item>
          <text:p text:style-name="P14">Beschreibe die Verdrahtung eines DALI-Beleuchtungssystems.</text:p>
        </text:list-item>
      </text:list>
      <text:p text:style-name="P4"/>
      <text:h text:style-name="Heading_20_3" text:outline-level="3"><text:span text:style-name="Strong_20_Emphasis"><text:span text:style-name="T1">Lernfeld 7: Installation und Prüfung von Schutzmaßnahmen</text:span></text:span></text:h>
      <text:list text:style-name="L7">
        <text:list-item>
          <text:p text:style-name="P15">Erkläre die Funktionsweise eines Fehlerstromschutzschalters (RCD).</text:p>
        </text:list-item>
        <text:list-item>
          <text:p text:style-name="P15">Zeichne den Anschluss eines Schutzleiters in einer Steckdose.</text:p>
        </text:list-item>
        <text:list-item>
          <text:p text:style-name="P15"><text:soft-page-break/>Beschreibe die Schritte einer Schutzleiterprüfung.</text:p>
        </text:list-item>
        <text:list-item>
          <text:p text:style-name="P15">Was ist der Unterschied zwischen Schutzklasse I und II?</text:p>
        </text:list-item>
        <text:list-item>
          <text:p text:style-name="P15">Wie misst man den Berührungsstrom eines Geräts?</text:p>
        </text:list-item>
        <text:list-item>
          <text:p text:style-name="P15">Erstelle eine Skizze für den Hauptpotentialausgleich.</text:p>
        </text:list-item>
        <text:list-item>
          <text:p text:style-name="P15">Prüfe den Schutzleiterwiderstand einer Leuchte.</text:p>
        </text:list-item>
        <text:list-item>
          <text:p text:style-name="P15">Welche Auslöseströme gelten für RCDs in Wohngebäuden?</text:p>
        </text:list-item>
        <text:list-item>
          <text:p text:style-name="P15">Beschreibe die Bedeutung von "Abschaltbedingung erfüllt".</text:p>
        </text:list-item>
        <text:list-item>
          <text:p text:style-name="P16">Welche Maßnahmen sind bei Überspannungsschutz notwendig?</text:p>
        </text:list-item>
      </text:list>
      <text:p text:style-name="P4"/>
      <text:h text:style-name="Heading_20_3" text:outline-level="3"><text:span text:style-name="Strong_20_Emphasis"><text:span text:style-name="T1">Lernfeld 8: Daten- und Netzwerktechnik</text:span></text:span></text:h>
      <text:list text:style-name="L8">
        <text:list-item>
          <text:p text:style-name="P17">Zeichne eine Netzwerkverkabelung für ein kleines Büro (Router, 4 PCs, 1 Drucker).</text:p>
        </text:list-item>
        <text:list-item>
          <text:p text:style-name="P17">Beschreibe den Unterschied zwischen CAT5, CAT6 und CAT7-Kabeln.</text:p>
        </text:list-item>
        <text:list-item>
          <text:p text:style-name="P17">Was bedeutet PoE (Power over Ethernet)?</text:p>
        </text:list-item>
        <text:list-item>
          <text:p text:style-name="P17">Erkläre die Farbcodierung für die TIA/EIA-568A- und 568B-Standards.</text:p>
        </text:list-item>
        <text:list-item>
          <text:p text:style-name="P17">Welche Bedeutung hat die IP-Adresse in einem Netzwerk?</text:p>
        </text:list-item>
        <text:list-item>
          <text:p text:style-name="P17">Zeichne ein einfaches Netzwerkschema mit einem Switch und 5 Endgeräten.</text:p>
        </text:list-item>
        <text:list-item>
          <text:p text:style-name="P17">Welche Funktion hat ein Patchpanel in einer Netzwerkinstallation?</text:p>
        </text:list-item>
        <text:list-item>
          <text:p text:style-name="P17">Miss den Widerstand eines 10-m-CAT5-Kabels.</text:p>
        </text:list-item>
        <text:list-item>
          <text:p text:style-name="P17">Beschreibe die Funktionen eines Repeaters im Netzwerk.</text:p>
        </text:list-item>
        <text:list-item>
          <text:p text:style-name="P18">Welche Prüfgeräte nutzt man zur Fehleranalyse in Netzwerken?</text:p>
        </text:list-item>
      </text:list>
      <text:p text:style-name="P4"/>
      <text:h text:style-name="Heading_20_3" text:outline-level="3"><text:span text:style-name="Strong_20_Emphasis"><text:span text:style-name="T1">Lernfeld 9: Automatisierungstechnik</text:span></text:span></text:h>
      <text:list text:style-name="L9">
        <text:list-item>
          <text:p text:style-name="P19">Zeichne einen Regelkreis mit Regler, Strecke und Fühler.</text:p>
        </text:list-item>
        <text:list-item>
          <text:p text:style-name="P19">Programmiere eine einfache SPS-Aufgabe: Ein Motor läuft, wenn ein Taster gedrückt wird.</text:p>
        </text:list-item>
        <text:list-item>
          <text:p text:style-name="P19">Erstelle einen Funktionsplan (FUP) für eine Ampelschaltung.</text:p>
        </text:list-item>
        <text:list-item>
          <text:p text:style-name="P19">Was ist der Unterschied zwischen einem Sensor und einem Aktor?</text:p>
        </text:list-item>
        <text:list-item>
          <text:p text:style-name="P19">Plane die Steuerung eines Fließbands mit Lichtschranke.</text:p>
        </text:list-item>
        <text:list-item>
          <text:p text:style-name="P19">Welche SPS-Befehle brauchst du für eine UND-Verknüpfung?</text:p>
        </text:list-item>
        <text:list-item>
          <text:p text:style-name="P19">Zeichne den Aufbau eines Schrittmotors und beschreibe dessen Funktion.</text:p>
        </text:list-item>
        <text:list-item>
          <text:p text:style-name="P19">Beschreibe die Funktion eines kapazitiven Näherungsschalters.</text:p>
        </text:list-item>
        <text:list-item>
          <text:p text:style-name="P19">Wie funktioniert die analoge Eingangserfassung in einer SPS?</text:p>
        </text:list-item>
        <text:list-item>
          <text:p text:style-name="P20">Zeichne eine Pneumatiksteuerung mit Start-Stopp-Taster.</text:p>
        </text:list-item>
      </text:list>
      <text:p text:style-name="P4"/>
      <text:h text:style-name="Heading_20_3" text:outline-level="3"><text:span text:style-name="Strong_20_Emphasis"><text:span text:style-name="T1">Lernfeld 10: Elektrische Maschinen</text:span></text:span></text:h>
      <text:list text:style-name="L10">
        <text:list-item>
          <text:p text:style-name="P21">Erkläre den Aufbau eines Drehstrommotors.</text:p>
        </text:list-item>
        <text:list-item>
          <text:p text:style-name="P21">Zeichne eine Stern-Dreieck-Schaltung für einen Motor.</text:p>
        </text:list-item>
        <text:list-item>
          <text:p text:style-name="P21">Beschreibe die Wirkungsweise eines Transformators.</text:p>
        </text:list-item>
        <text:list-item>
          <text:p text:style-name="P21">Was passiert, wenn ein Motor in Unterspannung betrieben wird?</text:p>
        </text:list-item>
        <text:list-item>
          <text:p text:style-name="P21">Miss den Wicklungswiderstand eines Drehstrommotors.</text:p>
        </text:list-item>
        <text:list-item>
          <text:p text:style-name="P21">Wie erkennt man einen Wicklungsschluss in einem Motor?</text:p>
        </text:list-item>
        <text:list-item>
          <text:p text:style-name="P21"><text:soft-page-break/>Berechne die Primärleistung eines Transformators: U1=230 VU_1 = 230\,VU1​=230V, I1=5 AI_1 = 5\,AI1​=5A.</text:p>
        </text:list-item>
        <text:list-item>
          <text:p text:style-name="P21">Zeichne das Drehfeld eines Drehstrommotors.</text:p>
        </text:list-item>
        <text:list-item>
          <text:p text:style-name="P21">Was ist der Unterschied zwischen Synchron- und Asynchronmotor?</text:p>
        </text:list-item>
        <text:list-item>
          <text:p text:style-name="P22">Erkläre die Funktion eines Frequenzumrichters.</text:p>
        </text:list-item>
      </text:list>
      <text:p text:style-name="P4"/>
      <text:h text:style-name="Heading_20_3" text:outline-level="3"><text:span text:style-name="Strong_20_Emphasis"><text:span text:style-name="T1">Lernfeld 11: Energiemanagement und erneuerbare Energien</text:span></text:span></text:h>
      <text:list text:style-name="L11">
        <text:list-item>
          <text:p text:style-name="P23">Zeichne das Schema einer Photovoltaikanlage mit Speicher.</text:p>
        </text:list-item>
        <text:list-item>
          <text:p text:style-name="P23">Berechne den Ertrag einer PV-Anlage: 5 kWp5\,kWp5kWp, 4 Sonnenstunden4\,Sonnenstunden4Sonnenstunden.</text:p>
        </text:list-item>
        <text:list-item>
          <text:p text:style-name="P23">Was ist der Unterschied zwischen Insel- und Netzparallelbetrieb bei PV-Anlagen?</text:p>
        </text:list-item>
        <text:list-item>
          <text:p text:style-name="P23">Welche Funktion hat ein Wechselrichter in einer Solaranlage?</text:p>
        </text:list-item>
        <text:list-item>
          <text:p text:style-name="P23">Berechne die Amortisationszeit einer PV-Anlage mit einer Investition von 10.000 € und jährlichen Einsparungen von 1.000 €.</text:p>
        </text:list-item>
        <text:list-item>
          <text:p text:style-name="P23">Welche Rolle spielt die Batteriespeicherung bei erneuerbaren Energien?</text:p>
        </text:list-item>
        <text:list-item>
          <text:p text:style-name="P23">Beschreibe die Effizienzklassen von elektrischen Geräten.</text:p>
        </text:list-item>
        <text:list-item>
          <text:p text:style-name="P23">Welche Vorteile hat eine Wärmepumpe im Energiemanagement?</text:p>
        </text:list-item>
        <text:list-item>
          <text:p text:style-name="P23">Zeichne das Prinzip eines Windgenerators.</text:p>
        </text:list-item>
        <text:list-item>
          <text:p text:style-name="P24">Was ist der Unterschied zwischen AC- und DC-Energiespeichern?</text:p>
        </text:list-item>
      </text:list>
      <text:p text:style-name="P4"/>
      <text:h text:style-name="Heading_20_3" text:outline-level="3"><text:span text:style-name="Strong_20_Emphasis"><text:span text:style-name="T1">Lernfeld 12: Haus- und Gebäudetechnik</text:span></text:span></text:h>
      <text:list text:style-name="L12">
        <text:list-item>
          <text:p text:style-name="P25">Zeichne ein KNX-Bus-System für ein Smart Home mit Lichtsteuerung.</text:p>
        </text:list-item>
        <text:list-item>
          <text:p text:style-name="P25">Plane die Installation einer Video-Türsprechanlage.</text:p>
        </text:list-item>
        <text:list-item>
          <text:p text:style-name="P25">Beschreibe die Funktion eines Raumthermostats.</text:p>
        </text:list-item>
        <text:list-item>
          <text:p text:style-name="P25">Zeichne eine Schaltung für eine Außenbeleuchtung mit Bewegungsmelder.</text:p>
        </text:list-item>
        <text:list-item>
          <text:p text:style-name="P25">Welche Anforderungen gelten für den Überspannungsschutz in Gebäuden?</text:p>
        </text:list-item>
        <text:list-item>
          <text:p text:style-name="P25">Plane die Verkabelung einer Klingelanlage mit zwei Klingeln und einem Türöffner.</text:p>
        </text:list-item>
        <text:list-item>
          <text:p text:style-name="P25">Erkläre die Funktion eines Lastrelais in der Gebäudetechnik.</text:p>
        </text:list-item>
        <text:list-item>
          <text:p text:style-name="P25">Was sind die Vorteile eines EIB/KNX-Systems?</text:p>
        </text:list-item>
        <text:list-item>
          <text:p text:style-name="P25">Beschreibe die Installation einer Steckdose mit USB-Anschluss.</text:p>
        </text:list-item>
        <text:list-item>
          <text:p text:style-name="P26">Erstelle eine Übersicht über die Stromkreisaufteilung in einem Wohnhaus.</text:p>
        </text:list-item>
      </text:list>
      <text:p text:style-name="P4"/>
      <text:h text:style-name="Heading_20_3" text:outline-level="3"><text:span text:style-name="Strong_20_Emphasis"><text:span text:style-name="T1">Lernfeld 13: Steuerung und Regelung von Prozessen</text:span></text:span></text:h>
      <text:list text:style-name="L13">
        <text:list-item>
          <text:p text:style-name="P27">Zeichne den Regelkreis einer Heizungsanlage.</text:p>
        </text:list-item>
        <text:list-item>
          <text:p text:style-name="P27">Erkläre die Unterschiede zwischen einem P-, PI- und PID-Regler.</text:p>
        </text:list-item>
        <text:list-item>
          <text:p text:style-name="P27">Was ist der Sollwert und der Istwert in einem Regelkreis?</text:p>
        </text:list-item>
        <text:list-item>
          <text:p text:style-name="P27">Beschreibe die Funktion eines Thermostats in einer Klimaanlage.</text:p>
        </text:list-item>
        <text:list-item>
          <text:p text:style-name="P27">Plane eine Regelung für eine Lüftungsanlage.</text:p>
        </text:list-item>
        <text:list-item>
          <text:p text:style-name="P27">Zeichne ein Zeit-Wert-Diagramm für einen P-Regler.</text:p>
        </text:list-item>
        <text:list-item>
          <text:p text:style-name="P27">Welche Sensoren werden in einer Regelung für eine Wasserpumpe eingesetzt?</text:p>
        </text:list-item>
        <text:list-item>
          <text:p text:style-name="P27">Was ist die Hysterese bei einem Regler?</text:p>
        </text:list-item>
        <text:list-item>
          <text:p text:style-name="P27"><text:soft-page-break/>Berechne die Stellgröße eines PI-Reglers mit gegebenen Werten.</text:p>
        </text:list-item>
        <text:list-item>
          <text:p text:style-name="P28">Zeichne eine einfache Regelung für eine Backofensteuerung.</text:p>
        </text:list-item>
      </text:list>
      <text:p text:style-name="P4"/>
      <text:h text:style-name="Heading_20_3" text:outline-level="3"><text:span text:style-name="Strong_20_Emphasis"><text:span text:style-name="T1">Lernfeld 14: Prüfung und Instandhaltung von Geräten</text:span></text:span></text:h>
      <text:list text:style-name="L14">
        <text:list-item>
          <text:p text:style-name="P29">Welche Prüfungen sind nach einer Reparatur vorgeschrieben?</text:p>
        </text:list-item>
        <text:list-item>
          <text:p text:style-name="P29">Beschreibe die Durchführung einer Isolationsprüfung.</text:p>
        </text:list-item>
        <text:list-item>
          <text:p text:style-name="P29">Plane die Wartung einer Unterverteilung.</text:p>
        </text:list-item>
        <text:list-item>
          <text:p text:style-name="P29">Was ist der Unterschied zwischen Wiederholungsprüfung und Erstprüfung?</text:p>
        </text:list-item>
        <text:list-item>
          <text:p text:style-name="P29">Erkläre, wie man eine defekte Glühlampe prüft.</text:p>
        </text:list-item>
        <text:list-item>
          <text:p text:style-name="P29">Zeichne den Prüfablauf für ein elektrisches Gerät nach VDE 0701-0702.</text:p>
        </text:list-item>
        <text:list-item>
          <text:p text:style-name="P29">Welche Fehlerbilder treten bei defekten Kabeln auf?</text:p>
        </text:list-item>
        <text:list-item>
          <text:p text:style-name="P29">Beschreibe den Ablauf der Durchgangsprüfung.</text:p>
        </text:list-item>
        <text:list-item>
          <text:p text:style-name="P29">Welche Werte müssen bei der Messung von Ableitströmen eingehalten werden?</text:p>
        </text:list-item>
        <text:list-item>
          <text:p text:style-name="P30">Dokumentiere einen Fehlerbericht für ein defektes Haushaltsgerät.</text:p>
        </text:list-item>
      </text:list>
      <text:p text:style-name="P4"/>
      <text:h text:style-name="Heading_20_3" text:outline-level="3"><text:span text:style-name="Strong_20_Emphasis"><text:span text:style-name="T1">Lernfeld 15: Elektromobilität und moderne Technologien</text:span></text:span></text:h>
      <text:list text:style-name="L15">
        <text:list-item>
          <text:p text:style-name="P31">Plane die Installation einer Wallbox in einem Einfamilienhaus.</text:p>
        </text:list-item>
        <text:list-item>
          <text:p text:style-name="P31">Welche Unterschiede gibt es zwischen Typ-1- und Typ-2-Steckern?</text:p>
        </text:list-item>
        <text:list-item>
          <text:p text:style-name="P31">Zeichne ein Schema für ein Elektroauto-Ladesystem.</text:p>
        </text:list-item>
        <text:list-item>
          <text:p text:style-name="P31">Beschreibe die Funktion eines Gleichrichters in einer Ladestation.</text:p>
        </text:list-item>
        <text:list-item>
          <text:p text:style-name="P31">Welche Sicherheitsmaßnahmen gelten für Ladestationen?</text:p>
        </text:list-item>
        <text:list-item>
          <text:p text:style-name="P31">Erkläre die Vorteile von DC-Schnellladestationen.</text:p>
        </text:list-item>
        <text:list-item>
          <text:p text:style-name="P31">Berechne die Ladezeit eines Elektroautos: 60 kWh60\,kWh60kWh-Akku, 11 kW11\,kW11kW-Ladeleistung.</text:p>
        </text:list-item>
        <text:list-item>
          <text:p text:style-name="P31">Was sind die Vorteile von bidirektionalem Laden?</text:p>
        </text:list-item>
        <text:list-item>
          <text:p text:style-name="P31">Zeichne das Prinzip eines Energiemanagementsystems für Elektrofahrzeuge.</text:p>
        </text:list-item>
        <text:list-item>
          <text:p text:style-name="P32">Beschreibe den Unterschied zwischen AC- und DC-Laden.</text:p>
        </text:list-item>
      </text:list>
      <text:p text:style-name="P3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NSimSun" style:font-family-asian="NSimSun" style:font-family-generic-asian="system" style:font-pitch-asian="variable" style:font-size-asian="7pt" style:font-weight-asian="bold" style:font-name-complex="Arial1" style:font-family-complex="Arial" style:font-family-generic-complex="system" style:font-pitch-complex="variable" style:font-size-complex="7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1T13:55:21.862000000</meta:creation-date>
    <dc:date>2024-12-01T13:57:34.759000000</dc:date>
    <meta:editing-duration>PT2M14S</meta:editing-duration>
    <meta:editing-cycles>1</meta:editing-cycles>
    <meta:document-statistic meta:table-count="0" meta:image-count="0" meta:object-count="0" meta:page-count="5" meta:paragraph-count="165" meta:word-count="1404" meta:character-count="10345" meta:non-whitespace-character-count="9155"/>
    <meta:generator>LibreOffice/24.8.3.2$Windows_X86_64 LibreOffice_project/48a6bac9e7e268aeb4c3483fcf825c94556d9f92</meta:generator>
  </office:meta>
</office:document-meta>
</file>